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fo:font-size="16pt" officeooo:rsid="002545f3" officeooo:paragraph-rsid="002545f3" style:font-size-asian="16pt" style:font-size-complex="16pt"/>
    </style:style>
    <style:style style:name="P2" style:family="paragraph" style:parent-style-name="Standard">
      <style:text-properties officeooo:paragraph-rsid="000195be"/>
    </style:style>
    <style:style style:name="P3" style:family="paragraph" style:parent-style-name="Standard" style:list-style-name="L2">
      <style:text-properties officeooo:paragraph-rsid="000c764b"/>
    </style:style>
    <style:style style:name="P4" style:family="paragraph" style:parent-style-name="Standard" style:list-style-name="L2">
      <style:text-properties officeooo:paragraph-rsid="000e9c45"/>
    </style:style>
    <style:style style:name="P5" style:family="paragraph" style:parent-style-name="Standard" style:list-style-name="L2">
      <style:text-properties officeooo:rsid="0003b9ca" officeooo:paragraph-rsid="0003b9ca"/>
    </style:style>
    <style:style style:name="P6" style:family="paragraph" style:parent-style-name="Standard">
      <style:text-properties officeooo:paragraph-rsid="000a82a2"/>
    </style:style>
    <style:style style:name="P7" style:family="paragraph" style:parent-style-name="Standard">
      <style:text-properties officeooo:paragraph-rsid="000734d2"/>
    </style:style>
    <style:style style:name="P8" style:family="paragraph" style:parent-style-name="Standard" style:list-style-name="L2">
      <style:text-properties officeooo:rsid="000dd4eb" officeooo:paragraph-rsid="000dd4eb"/>
    </style:style>
    <style:style style:name="P9" style:family="paragraph" style:parent-style-name="Standard" style:list-style-name="L2">
      <style:text-properties officeooo:rsid="000e0692" officeooo:paragraph-rsid="000e0692"/>
    </style:style>
    <style:style style:name="P10" style:family="paragraph" style:parent-style-name="Standard" style:list-style-name="L2">
      <style:text-properties officeooo:rsid="000e31f6" officeooo:paragraph-rsid="000e9c45"/>
    </style:style>
    <style:style style:name="P11" style:family="paragraph" style:parent-style-name="Standard">
      <style:text-properties officeooo:paragraph-rsid="000e9c45"/>
    </style:style>
    <style:style style:name="P12" style:family="paragraph" style:parent-style-name="Standard">
      <style:text-properties officeooo:paragraph-rsid="0010f5b8"/>
    </style:style>
    <style:style style:name="P13" style:family="paragraph" style:parent-style-name="Standard">
      <style:text-properties officeooo:paragraph-rsid="00140fb7"/>
    </style:style>
    <style:style style:name="P14" style:family="paragraph" style:parent-style-name="Standard">
      <style:text-properties officeooo:paragraph-rsid="0015499b"/>
    </style:style>
    <style:style style:name="P15" style:family="paragraph" style:parent-style-name="Standard">
      <style:text-properties officeooo:rsid="0018bf5c" officeooo:paragraph-rsid="0018bf5c"/>
    </style:style>
    <style:style style:name="P16" style:family="paragraph" style:parent-style-name="Standard">
      <style:text-properties officeooo:rsid="0019df07" officeooo:paragraph-rsid="0019df07"/>
    </style:style>
    <style:style style:name="P17" style:family="paragraph" style:parent-style-name="Standard">
      <style:text-properties officeooo:rsid="001b3015" officeooo:paragraph-rsid="001b3015"/>
    </style:style>
    <style:style style:name="P18" style:family="paragraph" style:parent-style-name="Standard" style:list-style-name="L4">
      <style:text-properties officeooo:rsid="001b3015" officeooo:paragraph-rsid="0021b141"/>
    </style:style>
    <style:style style:name="P19" style:family="paragraph" style:parent-style-name="Standard">
      <style:text-properties officeooo:rsid="001b3015" officeooo:paragraph-rsid="0021b141"/>
    </style:style>
    <style:style style:name="P20" style:family="paragraph" style:parent-style-name="Standard" style:list-style-name="L4">
      <style:text-properties officeooo:rsid="001dfdd2" officeooo:paragraph-rsid="001dfdd2"/>
    </style:style>
    <style:style style:name="P21" style:family="paragraph" style:parent-style-name="Standard" style:list-style-name="L4">
      <style:text-properties officeooo:rsid="001e7a0c" officeooo:paragraph-rsid="001e7a0c"/>
    </style:style>
    <style:style style:name="P22" style:family="paragraph" style:parent-style-name="Standard">
      <style:text-properties officeooo:rsid="001e7a0c" officeooo:paragraph-rsid="001e7a0c"/>
    </style:style>
    <style:style style:name="P23" style:family="paragraph" style:parent-style-name="Standard" style:list-style-name="L4">
      <style:text-properties officeooo:rsid="00202340" officeooo:paragraph-rsid="00202340"/>
    </style:style>
    <style:style style:name="P24" style:family="paragraph" style:parent-style-name="Standard" style:list-style-name="L4">
      <style:text-properties officeooo:rsid="0021b141" officeooo:paragraph-rsid="0021b141"/>
    </style:style>
    <style:style style:name="P25" style:family="paragraph" style:parent-style-name="Standard">
      <style:text-properties officeooo:paragraph-rsid="0022e74b"/>
    </style:style>
    <style:style style:name="P2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03b9ca"/>
    </style:style>
    <style:style style:name="P27" style:family="paragraph" style:parent-style-name="Standard">
      <loext:graphic-properties draw:fill="none"/>
      <style:paragraph-properties fo:margin-left="0in" fo:margin-right="0in" fo:text-indent="0in" style:auto-text-indent="false" fo:background-color="transparent"/>
      <style:text-properties officeooo:paragraph-rsid="0003b9ca"/>
    </style:style>
    <style:style style:name="T1" style:family="text">
      <style:text-properties officeooo:rsid="000195be"/>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03b9ca"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510f6"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057366"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0252c5"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0c764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0e0692"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0e9c45"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officeooo:rsid="000ead25"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officeooo:rsid="000fa3dd"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officeooo:rsid="0010f5b8"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officeooo:rsid="0012a6f2"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Arial" fo:font-size="12pt" fo:font-style="normal" style:text-underline-style="none" fo:font-weight="normal" officeooo:rsid="001385f2"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 fo:font-size="12pt" fo:font-style="normal" style:text-underline-style="none" fo:font-weight="normal" officeooo:rsid="00140fb7"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officeooo:rsid="0019df07"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2pt" fo:font-style="normal" style:text-underline-style="none" fo:font-weight="normal" officeooo:rsid="001e7a0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Arial" fo:font-size="12pt" fo:font-style="normal" style:text-underline-style="none" fo:font-weight="normal" officeooo:rsid="00202340"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Arial" fo:font-size="12pt" fo:font-style="normal" style:text-underline-style="none" fo:font-weight="normal" officeooo:rsid="0021b141"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Arial" fo:font-size="12pt" fo:font-style="normal" style:text-underline-style="none" fo:font-weight="normal" officeooo:rsid="0022e74b" style:text-blinking="false" fo:background-color="transparent" loext:char-shading-value="0" style:font-size-asian="12pt" style:font-size-complex="12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T1">1.</text:span><text:bookmark text:name="docs-internal-guid-f80fed42-7fff-3570-ef65-994cb1d5a680"/><text:span text:style-name="T1"> </text:span><text:span text:style-name="T2">Write a blog on Difference between HTTP1.1 vs HTTP2.</text:span></text:p>
      <text:p text:style-name="P2"><text:span text:style-name="T2"/></text:p>
      <text:p text:style-name="P6"><text:span text:style-name="T6">Hypertext Transfer Protocol(HTTP) is an application protocol that is the foundation of data communication for the World Wide Web. HTTP is based on Clint/Server model, which can co</text:span><text:span text:style-name="T3">ns</text:span><text:span text:style-name="T6">idered as two computers that are communicating via request and responses.</text:span></text:p>
      <text:p text:style-name="P6"><text:span text:style-name="T5">HTTP/1.1, the first standardized version of HTTP was introduced in 1997</text:span><text:span text:style-name="T4">.</text:span></text:p>
      <text:p text:style-name="P6"><text:span text:style-name="T5">HTTP2 is a more efficient one which was introduced in 2015.</text:span></text:p>
      <text:p text:style-name="P7"><text:span text:style-name="T5"/></text:p>
      <text:p text:style-name="P26"><text:span text:style-name="T3">The key difference between HTTP1.1 and HTTP2 are :</text:span></text:p>
      <text:p text:style-name="P27"><text:span text:style-name="T3"/></text:p>
      <text:list xml:id="list2336724346" text:style-name="L2">
        <text:list-item>
          <text:p text:style-name="P5"><text:span text:style-name="T2">HTTP2 is much faster and more reliable than HTTP1.</text:span><text:span text:style-name="T5">1.<text:tab/><text:tab/><text:tab/><text:tab/><text:tab/><text:tab/><text:tab/></text:span></text:p>
        </text:list-item>
        <text:list-item>
          <text:p text:style-name="P3"><text:span text:style-name="T5">H</text:span><text:span text:style-name="T7">TTP2 avoids network delay using multiplexing, i.e, it uses single TCP connection to send multiple streams of data. Where as HTTP1.1 loads resources one after the other, so if one resources cannot be loaded it blocks all other resources behind it.<text:tab/><text:tab/><text:tab/> <text:s/></text:span></text:p>
        </text:list-item>
        <text:list-item>
          <text:p text:style-name="P8"><text:span text:style-name="T7">H</text:span><text:span text:style-name="T2">TTP2 has a highly structured format </text:span><text:span text:style-name="T8">of binary protocol </text:span><text:span text:style-name="T2">where HTTP messages are formatted into packets (called frames) where each frame is assigned to a stream, </text:span><text:span text:style-name="T8">while HTTP1.1 is in an unstructured format made up of lines of text in ASCII encoding where its a stream of characters rather than being specifically broken into separate frames.<text:tab/><text:tab/></text:span></text:p>
        </text:list-item>
        <text:list-item>
          <text:p text:style-name="P9"><text:span text:style-name="T2">HTTP2 can be sent in one or more frames and by packaging messages into specific frames we can intermingle the messages. But an HTTP1.1 messages must be sent in its entirety as one continuous stream of data and the connection can not be used for anything else but transmitting that message until it is completed.<text:tab/><text:tab/><text:tab/><text:tab/><text:tab/></text:span></text:p>
        </text:list-item>
        <text:list-item>
          <text:p text:style-name="P10"><text:span text:style-name="T2">HTTP2 uses header compression in HPACK format which helps the pages to load faster with better interactive response time and header needs to be sent only once during the entire </text:span><text:span text:style-name="T9">connection. In HTTP1.1 headers in every request are sent uncompressed on the network which leads to a lot of duplicate data being sent causing inefficient use of bandwidth and delay in page load time.<text:tab/><text:tab/><text:tab/><text:tab/><text:tab/><text:tab/></text:span></text:p>
        </text:list-item>
        <text:list-item>
          <text:p text:style-name="P4"><text:span text:style-name="T9"><text:s/></text:span><text:span text:style-name="T10">HTTP2 uses Server Push feature which allow the server to send add</text:span><text:span text:style-name="T11">it</text:span><text:span text:style-name="T10">ional cacheable </text:span><text:span text:style-name="T11">information to client that isn’t requested but is anticipated in future requests. But in </text:span><text:span text:style-name="T12">case of HTTP1.1 the </text:span><text:span text:style-name="T13">Server will respond only with content requested by the client</text:span><text:span text:style-name="T12">.</text:span></text:p>
        </text:list-item>
      </text:list>
      <text:p text:style-name="P11"><text:span text:style-name="T12"/></text:p>
      <text:p text:style-name="P12"><text:span text:style-name="T12">In general HTTP2 </text:span><text:span text:style-name="T13">achieves faster web page loading without performance optimization that require extensive human efforts in terms of development. It significantly reduces the complexities that had crept into HTTP1.1 </text:span><text:span text:style-name="T14">and gives us robust protocol.</text:span></text:p>
      <text:p text:style-name="P12"><text:span text:style-name="T14"/></text:p>
      <text:p text:style-name="P12"><text:span text:style-name="T14"/></text:p>
      <text:p text:style-name="P12"><text:span text:style-name="T14"/></text:p>
      <text:p text:style-name="P12"><text:span text:style-name="T14"/></text:p>
      <text:p text:style-name="P13"><text:span text:style-name="T14"/></text:p>
      <text:p text:style-name="P13"><text:span text:style-name="T14"/></text:p>
      <text:p text:style-name="P14"><text:soft-page-break/><text:span text:style-name="T14"/></text:p>
      <text:p text:style-name="P14"><text:span text:style-name="T14"/></text:p>
      <text:p text:style-name="P25"><text:span text:style-name="T14">2.</text:span><text:bookmark text:name="docs-internal-guid-2274a147-7fff-5e39-ac6f-311b0e467649"/><text:span text:style-name="T14"> Write a blog about objects and its internal representation in Java</text:span><text:span text:style-name="T15">S</text:span><text:span text:style-name="T14">cript.</text:span></text:p>
      <text:p text:style-name="P14"><text:span text:style-name="T14"/></text:p>
      <text:p text:style-name="P16"><text:span text:style-name="T14">O</text:span><text:span text:style-name="T2">bjects in JavaScript may be defined as an unordered collection of related data, of primitive or reference types, in the form of “KEY:VALUE” pairs. These keys can be variables or function and are called properties <text:s/>and methods, respectively.</text:span></text:p>
      <text:p text:style-name="P15"><text:span text:style-name="T14">O</text:span><text:span text:style-name="T2">bjects in JavaScript, is it’s most important data-type and forms the building blocks for modern JavaScript. These objects are quite different from JavaScript’s primitive data-types</text:span><text:span text:style-name="T16">(Number, String, Boolean, null, undefined and symbol) in the sense that while these primitive data-types all store a single value each(depending on their types).</text:span></text:p>
      <text:p text:style-name="P17"><text:span text:style-name="T2"/></text:p>
      <text:list xml:id="list2739778893" text:style-name="L4">
        <text:list-item>
          <text:p text:style-name="P20"><text:span text:style-name="T2">A JavaScript object has properties associated with it. A property of an obj</text:span><text:span text:style-name="T17">ec</text:span><text:span text:style-name="T2">t can be explained as a variable that is attached to the object. Object properties are basically the same as ordinary JavaScript variables, expect for the attachment to objects.</text:span></text:p>
          <text:p text:style-name="P20"><text:span text:style-name="T2"/></text:p>
        </text:list-item>
        <text:list-item>
          <text:p text:style-name="P20"><text:span text:style-name="T2">The properties of an object define the characteristics of the object. </text:span><text:span text:style-name="T17">The properties of an object can be accessed with a simple dot-notation.</text:span></text:p>
          <text:p text:style-name="P20"><text:span text:style-name="T17"/></text:p>
        </text:list-item>
        <text:list-item>
          <text:p text:style-name="P21"><text:span text:style-name="T2">Like all JavaScript variables, both the object name and property name are case sensitive. A property can be defined by assigning a value to it.</text:span></text:p>
        </text:list-item>
      </text:list>
      <text:p text:style-name="P22"><text:span text:style-name="T2"/></text:p>
      <text:list xml:id="list221611985861149" text:continue-numbering="true" text:style-name="L4">
        <text:list-item>
          <text:p text:style-name="P18"><text:span text:style-name="T18">Property names can also be strings with more than one space separated words. In which case, these property names must be enclosed in quotes.</text:span></text:p>
          <text:p text:style-name="P21"><text:span text:style-name="T2"/></text:p>
        </text:list-item>
        <text:list-item>
          <text:p text:style-name="P21"><text:span text:style-name="T2">Unassigned properties of an object are undefined</text:span></text:p>
          <text:p text:style-name="P21"><text:span text:style-name="T2"/></text:p>
        </text:list-item>
        <text:list-item>
          <text:p text:style-name="P21"><text:span text:style-name="T2">A</text:span><text:span text:style-name="T19">n</text:span><text:span text:style-name="T2"> object property name can be any valid JavaScript string, or anything that can be converted to a string. </text:span><text:span text:style-name="T18">However, any property name that is not a valid JavaScript identifier can only be accessed using the square bracket.</text:span></text:p>
          <text:p text:style-name="P21"><text:span text:style-name="T18"/></text:p>
        </text:list-item>
        <text:list-item>
          <text:p text:style-name="P23"><text:span text:style-name="T2">There are multiple ways to create Object in JavaScript such as </text:span></text:p>
          <text:list>
            <text:list-item>
              <text:p text:style-name="P23"><text:span text:style-name="T2">One of the easiest way to create a JavaScript object is using object literal, simply define the property and value inside curly braces.</text:span></text:p>
            </text:list-item>
            <text:list-item>
              <text:p text:style-name="P23"><text:span text:style-name="T2">Using Constructor, it is nothing but a function and with the help of new keyword, constructor function allows to create multiple objects of same flavor.</text:span></text:p>
            </text:list-item>
            <text:list-item>
              <text:p text:style-name="P24"><text:span text:style-name="T2">Objects can also be created using the Object.create() method. This method can be very useful, because it allows to choose the prototype object for the object you want to create,without having to define a constructor.</text:span></text:p>
              <text:p text:style-name="P24"><text:span text:style-name="T2"/></text:p>
            </text:list-item>
          </text:list>
        </text:list-item>
        <text:list-item>
          <text:p text:style-name="P18"><text:span text:style-name="T16">A</text:span><text:span text:style-name="T2">n object is made up of multiple members, each of which has a KEY and a Value. Each Key:Value pair must be separated by a comma, and the Key and Value in each case are separated by a colon.</text:span></text:p>
          <text:p text:style-name="P18"><text:span text:style-name="T2"/></text:p>
        </text:list-item>
        <text:list-item>
          <text:p text:style-name="P18"><text:span text:style-name="T2">Each of these keys is referred to as properties of the object. An object in JavaScript may also have a function as a member, in which case it will be known as a method of that object.</text:span></text:p>
        </text:list-item>
      </text:list>
      <text:p text:style-name="P19"><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officeooo:rsid="002545f3" officeooo:paragraph-rsid="002545f3"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MP1">Assignment 01</text:p>
      </style:header>
    </style:master-page>
    <style:master-page style:name="Landscape" style:page-layout-name="Mpm2"/>
    <style:master-page style:name="Envelope" style:page-layout-name="Mpm3"/>
    <style:master-page style:name="First_20_Page" style:display-name="First Page" style:page-layout-name="Mpm4" style:next-style-name="Standard"/>
    <style:master-page style:name="Footnote" style:page-layout-name="Mpm5"/>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4:21:14.707540170</meta:creation-date>
    <dc:date>2021-11-21T22:15:56.435330145</dc:date>
    <meta:editing-duration>PT1H43M22S</meta:editing-duration>
    <meta:editing-cycles>5</meta:editing-cycles>
    <meta:generator>LibreOffice/6.4.7.2$Linux_X86_64 LibreOffice_project/40$Build-2</meta:generator>
    <meta:document-statistic meta:table-count="0" meta:image-count="0" meta:object-count="0" meta:page-count="2" meta:paragraph-count="35" meta:word-count="833" meta:character-count="4923" meta:non-whitespace-character-count="4115"/>
  </office:meta>
</office:document-meta>
</file>